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 New Roman" svg:font-family="'Times New Roman'"/>
    <style:font-face style:name="F" svg:font-family="" style:font-family-generic="roman"/>
    <style:font-face style:name="Calibri1" svg:font-family="Calibri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5.024cm"/>
    </style:style>
    <style:style style:name="co3" style:family="table-column">
      <style:table-column-properties fo:break-before="auto" style:column-width="6.826cm"/>
    </style:style>
    <style:style style:name="co4" style:family="table-column">
      <style:table-column-properties fo:break-before="auto" style:column-width="4.812cm"/>
    </style:style>
    <style:style style:name="co5" style:family="table-column">
      <style:table-column-properties fo:break-before="auto" style:column-width="5.235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78cm"/>
    </style:style>
    <style:style style:name="co9" style:family="table-column">
      <style:table-column-properties fo:break-before="auto" style:column-width="2.87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.466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46">
      <style:text-properties style:font-name="Calibri1" fo:font-size="11pt" style:font-size-asian="11pt" style:font-name-complex="Calibri1" style:font-size-complex="11pt"/>
    </style:style>
    <style:style style:name="ce21" style:family="table-cell" style:parent-style-name="Default" style:data-style-name="N146">
      <style:text-properties style:text-outline="false" style:text-line-through-style="none" style:text-line-through-type="none" fo:font-size="12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46"/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3" table:default-cell-style-name="ce6"/>
        <table:table-column table:style-name="co4" table:default-cell-style-name="ce17"/>
        <table:table-column table:style-name="co5" table:default-cell-style-name="ce14"/>
        <table:table-column table:style-name="co6" table:number-columns-repeated="46" table:default-cell-style-name="Default"/>
        <table:table-row table:style-name="ro1">
          <table:table-cell table:style-name="ce1" office:value-type="string" calcext:value-type="string">
            <text:p><text:span text:style-name="T1">Año doc. FI</text:span></text:p>
          </table:table-cell>
          <table:table-cell table:style-name="ce1" office:value-type="string" calcext:value-type="string">
            <text:p><text:span text:style-name="T1">Nº de Factura</text:span></text:p>
          </table:table-cell>
          <table:table-cell table:style-name="ce1" office:value-type="string" calcext:value-type="string">
            <text:p><text:span text:style-name="T1">Imp.factura</text:span></text:p>
          </table:table-cell>
          <table:table-cell table:style-name="ce7" office:value-type="string" calcext:value-type="string">
            <text:p><text:span text:style-name="T1">Base Imponible</text:span></text:p>
          </table:table-cell>
          <table:table-cell table:style-name="ce22" office:value-type="string" calcext:value-type="string">
            <text:p><text:span text:style-name="T1">IVA Factura</text:span></text:p>
          </table:table-cell>
          <table:table-cell table:number-columns-repeated="46"/>
        </table:table-row>
        <table:table-row-group>
          <table:table-row-group table:display="false"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2245.69" calcext:value-type="float">
                <text:p>2.245,69</text:p>
              </table:table-cell>
              <table:table-cell office:value-type="float" office:value="1855.94" calcext:value-type="float">
                <text:p>1.855,94</text:p>
              </table:table-cell>
              <table:table-cell table:style-name="ce15" office:value-type="float" office:value="389.75" calcext:value-type="float">
                <text:p>389,7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369034.79" calcext:value-type="float">
                <text:p>369.034,79</text:p>
              </table:table-cell>
              <table:table-cell office:value-type="float" office:value="304987.43" calcext:value-type="float">
                <text:p>304.987,43</text:p>
              </table:table-cell>
              <table:table-cell office:value-type="float" office:value="64047.36" calcext:value-type="float">
                <text:p>64.047,3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13726.03" calcext:value-type="float">
                <text:p>13.726,03</text:p>
              </table:table-cell>
              <table:table-cell office:value-type="float" office:value="11343.83" calcext:value-type="float">
                <text:p>11.343,83</text:p>
              </table:table-cell>
              <table:table-cell office:value-type="float" office:value="2382.2" calcext:value-type="float">
                <text:p>2.382,2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1012.98" calcext:value-type="float">
                <text:p>1.012,98</text:p>
              </table:table-cell>
              <table:table-cell table:style-name="ce18" office:value-type="float" office:value="837.17" calcext:value-type="float">
                <text:p>837,17</text:p>
              </table:table-cell>
              <table:table-cell table:style-name="ce15" office:value-type="float" office:value="175.81" calcext:value-type="float">
                <text:p>175,8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230910.75" calcext:value-type="float">
                <text:p>230.910,75</text:p>
              </table:table-cell>
              <table:table-cell office:value-type="float" office:value="190835.33" calcext:value-type="float">
                <text:p>190.835,33</text:p>
              </table:table-cell>
              <table:table-cell office:value-type="float" office:value="40075.42" calcext:value-type="float">
                <text:p>40.075,4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705867.86" calcext:value-type="float">
                <text:p>705.867,86</text:p>
              </table:table-cell>
              <table:table-cell office:value-type="float" office:value="583361.87" calcext:value-type="float">
                <text:p>583.361,87</text:p>
              </table:table-cell>
              <table:table-cell office:value-type="float" office:value="122505.99" calcext:value-type="float">
                <text:p>122.505,9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613697.31" calcext:value-type="float">
                <text:p>613.697,31</text:p>
              </table:table-cell>
              <table:table-cell office:value-type="float" office:value="507187.86" calcext:value-type="float">
                <text:p>507.187,86</text:p>
              </table:table-cell>
              <table:table-cell office:value-type="float" office:value="106509.45" calcext:value-type="float">
                <text:p>106.509,4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2178.77" calcext:value-type="float">
                <text:p>2.178,77</text:p>
              </table:table-cell>
              <table:table-cell office:value-type="float" office:value="1800.64" calcext:value-type="float">
                <text:p>1.800,64</text:p>
              </table:table-cell>
              <table:table-cell table:style-name="ce15" office:value-type="float" office:value="378.13" calcext:value-type="float">
                <text:p>378,13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5" office:value-type="float" office:value="150.21" calcext:value-type="float">
                <text:p>150,21</text:p>
              </table:table-cell>
              <table:table-cell table:style-name="ce18" office:value-type="float" office:value="124.14" calcext:value-type="float">
                <text:p>124,14</text:p>
              </table:table-cell>
              <table:table-cell table:style-name="ce15" office:value-type="float" office:value="26.07" calcext:value-type="float">
                <text:p>26,0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101502867" calcext:value-type="float">
                <text:p>101502867</text:p>
              </table:table-cell>
              <table:table-cell table:style-name="ce14" office:value-type="float" office:value="17547.42" calcext:value-type="float">
                <text:p>17.547,42</text:p>
              </table:table-cell>
              <table:table-cell office:value-type="float" office:value="14502" calcext:value-type="float">
                <text:p>14.502,00</text:p>
              </table:table-cell>
              <table:table-cell office:value-type="float" office:value="3045.42" calcext:value-type="float">
                <text:p>3.045,4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0371" calcext:value-type="float">
                <text:p>941500371</text:p>
              </table:table-cell>
              <table:table-cell table:style-name="ce14" office:value-type="float" office:value="180274.57" calcext:value-type="float">
                <text:p>180.274,57</text:p>
              </table:table-cell>
              <table:table-cell office:value-type="float" office:value="148987.25" calcext:value-type="float">
                <text:p>148.987,25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0885" calcext:value-type="float">
                <text:p>941500885</text:p>
              </table:table-cell>
              <table:table-cell table:style-name="ce14" office:value-type="float" office:value="180274.57" calcext:value-type="float">
                <text:p>180.274,57</text:p>
              </table:table-cell>
              <table:table-cell office:value-type="float" office:value="148987.25" calcext:value-type="float">
                <text:p>148.987,25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748" calcext:value-type="float">
                <text:p>941501748</text:p>
              </table:table-cell>
              <table:table-cell table:style-name="ce14" office:value-type="float" office:value="180274.57" calcext:value-type="float">
                <text:p>180.274,57</text:p>
              </table:table-cell>
              <table:table-cell office:value-type="float" office:value="148987.25" calcext:value-type="float">
                <text:p>148.987,25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</table:table-row-group>
          <table:table-row table:style-name="ro1">
            <table:table-cell office:value-type="string" calcext:value-type="string">
              <text:p>2015 Sum</text:p>
            </table:table-cell>
            <table:table-cell table:style-name="ce12"/>
            <table:table-cell table:formula="of:=SUBTOTAL(9;[.$C$2:.$C$14])" office:value-type="currency" office:currency="EUR" office:value="2497195.52" calcext:value-type="currency">
              <text:p>2.497.195,52 €</text:p>
            </table:table-cell>
            <table:table-cell table:number-columns-repeated="48"/>
          </table:table-row>
          <table:table-row-group table:display="false"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table:style-name="ce12" office:value-type="float" office:value="3383" calcext:value-type="float">
                <text:p>3383</text:p>
              </table:table-cell>
              <table:table-cell office:value-type="currency" office:currency="EUR" office:value="2159903.16" calcext:value-type="currency">
                <text:p>2.159.903,16 €</text:p>
              </table:table-cell>
              <table:table-cell office:value-type="float" office:value="1785043.93" calcext:value-type="float">
                <text:p>1.785.043,93</text:p>
              </table:table-cell>
              <table:table-cell office:value-type="float" office:value="374859.23" calcext:value-type="float">
                <text:p>374.859,23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600623" calcext:value-type="float">
                <text:p>0941600623</text:p>
              </table:table-cell>
              <table:table-cell office:value-type="currency" office:currency="EUR" office:value="120183.06" calcext:value-type="currency">
                <text:p>120.183,06 €</text:p>
              </table:table-cell>
              <table:table-cell office:value-type="float" office:value="99324.84" calcext:value-type="float">
                <text:p>99.324,84</text:p>
              </table:table-cell>
              <table:table-cell office:value-type="float" office:value="20858.22" calcext:value-type="float">
                <text:p>20.858,2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600856" calcext:value-type="float">
                <text:p>0941600856</text:p>
              </table:table-cell>
              <table:table-cell office:value-type="currency" office:currency="EUR" office:value="60091.53" calcext:value-type="currency">
                <text:p>60.091,53 €</text:p>
              </table:table-cell>
              <table:table-cell office:value-type="float" office:value="49662.42" calcext:value-type="float">
                <text:p>49.662,42</text:p>
              </table:table-cell>
              <table:table-cell office:value-type="float" office:value="10429.11" calcext:value-type="float">
                <text:p>10.429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600050" calcext:value-type="float">
                <text:p>0941600050</text:p>
              </table:table-cell>
              <table:table-cell office:value-type="currency" office:currency="EUR" office:value="180274.58" calcext:value-type="currency">
                <text:p>180.274,58 €</text:p>
              </table:table-cell>
              <table:table-cell office:value-type="float" office:value="148987.26" calcext:value-type="float">
                <text:p>148.987,26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502741" calcext:value-type="float">
                <text:p>0941502741</text:p>
              </table:table-cell>
              <table:table-cell office:value-type="currency" office:currency="EUR" office:value="180274.57" calcext:value-type="currency">
                <text:p>180.274,57 €</text:p>
              </table:table-cell>
              <table:table-cell office:value-type="float" office:value="148987.25" calcext:value-type="float">
                <text:p>148.987,25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600517" calcext:value-type="float">
                <text:p>0941600517</text:p>
              </table:table-cell>
              <table:table-cell office:value-type="currency" office:currency="EUR" office:value="19786.75" calcext:value-type="currency">
                <text:p>19.786,75 €</text:p>
              </table:table-cell>
              <table:table-cell office:value-type="float" office:value="16352.69" calcext:value-type="float">
                <text:p>16.352,69</text:p>
              </table:table-cell>
              <table:table-cell office:value-type="float" office:value="3434.06" calcext:value-type="float">
                <text:p>3.434,06</text:p>
              </table:table-cell>
              <table:table-cell table:number-columns-repeated="46"/>
            </table:table-row>
          </table:table-row-group>
          <table:table-row table:style-name="ro1">
            <table:table-cell office:value-type="string" calcext:value-type="string">
              <text:p>2016 Sum</text:p>
            </table:table-cell>
            <table:table-cell/>
            <table:table-cell table:formula="of:=SUBTOTAL(9;[.$C$16:.$C$21])" office:value-type="currency" office:currency="EUR" office:value="2720513.65" calcext:value-type="currency">
              <text:p>2.720.513,65 €</text:p>
            </table:table-cell>
            <table:table-cell table:number-columns-repeated="48"/>
          </table:table-row>
          <table:table-row-group table:display="false"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table:style-name="ce12" office:value-type="float" office:value="448" calcext:value-type="float">
                <text:p>448</text:p>
              </table:table-cell>
              <table:table-cell office:value-type="currency" office:currency="EUR" office:value="451.69" calcext:value-type="currency">
                <text:p>451,69 €</text:p>
              </table:table-cell>
              <table:table-cell table:style-name="ce18" office:value-type="float" office:value="373.3" calcext:value-type="float">
                <text:p>373,30</text:p>
              </table:table-cell>
              <table:table-cell table:style-name="ce15" office:value-type="float" office:value="78.39" calcext:value-type="float">
                <text:p>78,3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</table:table-row-group>
          <table:table-row table:style-name="ro1">
            <table:table-cell office:value-type="string" calcext:value-type="string">
              <text:p>2017 Sum</text:p>
            </table:table-cell>
            <table:table-cell/>
            <table:table-cell table:formula="of:=SUBTOTAL(9;[.$C$23:.$C$113])" office:value-type="currency" office:currency="EUR" office:value="4056928.27" calcext:value-type="currency">
              <text:p>4.056.928,27 €</text:p>
            </table:table-cell>
            <table:table-cell/>
            <table:table-cell table:style-name="ce15"/>
            <table:table-cell table:number-columns-repeated="46"/>
          </table:table-row>
          <table:table-row-group table:display="false"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</table:table-row-group>
          <table:table-row table:style-name="ro1">
            <table:table-cell office:value-type="string" calcext:value-type="string">
              <text:p>2018 Sum</text:p>
            </table:table-cell>
            <table:table-cell/>
            <table:table-cell table:formula="of:=SUBTOTAL(9;[.$C$115:.$C$234])" office:value-type="currency" office:currency="EUR" office:value="5368538.82" calcext:value-type="currency">
              <text:p>5.368.538,82 €</text:p>
            </table:table-cell>
            <table:table-cell/>
            <table:table-cell table:style-name="ce15"/>
            <table:table-cell table:number-columns-repeated="46"/>
          </table:table-row>
          <table:table-row-group table:display="false"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18298.04" calcext:value-type="currency">
                <text:p>18.298,04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69" calcext:value-type="float">
                <text:p>3.175,6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18298.04" calcext:value-type="currency">
                <text:p>18.298,04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69" calcext:value-type="float">
                <text:p>3.175,6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18298.04" calcext:value-type="currency">
                <text:p>18.298,04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69" calcext:value-type="float">
                <text:p>3.175,6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77087.93" calcext:value-type="currency">
                <text:p>77.087,93 €</text:p>
              </table:table-cell>
              <table:table-cell office:value-type="float" office:value="63709.03" calcext:value-type="float">
                <text:p>63.709,03</text:p>
              </table:table-cell>
              <table:table-cell office:value-type="float" office:value="13378.9" calcext:value-type="float">
                <text:p>13.378,9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77087.93" calcext:value-type="currency">
                <text:p>77.087,93 €</text:p>
              </table:table-cell>
              <table:table-cell office:value-type="float" office:value="63709.03" calcext:value-type="float">
                <text:p>63.709,03</text:p>
              </table:table-cell>
              <table:table-cell office:value-type="float" office:value="13378.9" calcext:value-type="float">
                <text:p>13.378,9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77087.93" calcext:value-type="currency">
                <text:p>77.087,93 €</text:p>
              </table:table-cell>
              <table:table-cell office:value-type="float" office:value="63709.03" calcext:value-type="float">
                <text:p>63.709,03</text:p>
              </table:table-cell>
              <table:table-cell office:value-type="float" office:value="13378.9" calcext:value-type="float">
                <text:p>13.378,9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24680.77" calcext:value-type="currency">
                <text:p>24.680,77 €</text:p>
              </table:table-cell>
              <table:table-cell office:value-type="float" office:value="20397.33" calcext:value-type="float">
                <text:p>20.397,33</text:p>
              </table:table-cell>
              <table:table-cell office:value-type="float" office:value="4283.44" calcext:value-type="float">
                <text:p>4.283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24680.77" calcext:value-type="currency">
                <text:p>24.680,77 €</text:p>
              </table:table-cell>
              <table:table-cell office:value-type="float" office:value="20397.33" calcext:value-type="float">
                <text:p>20.397,33</text:p>
              </table:table-cell>
              <table:table-cell office:value-type="float" office:value="4283.44" calcext:value-type="float">
                <text:p>4.283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24680.77" calcext:value-type="currency">
                <text:p>24.680,77 €</text:p>
              </table:table-cell>
              <table:table-cell office:value-type="float" office:value="20397.33" calcext:value-type="float">
                <text:p>20.397,33</text:p>
              </table:table-cell>
              <table:table-cell office:value-type="float" office:value="4283.44" calcext:value-type="float">
                <text:p>4.283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62627.83" calcext:value-type="currency">
                <text:p>62.627,83 €</text:p>
              </table:table-cell>
              <table:table-cell office:value-type="float" office:value="51758.54" calcext:value-type="float">
                <text:p>51.758,54</text:p>
              </table:table-cell>
              <table:table-cell office:value-type="float" office:value="10869.29" calcext:value-type="float">
                <text:p>10.869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62627.83" calcext:value-type="currency">
                <text:p>62.627,83 €</text:p>
              </table:table-cell>
              <table:table-cell office:value-type="float" office:value="51758.54" calcext:value-type="float">
                <text:p>51.758,54</text:p>
              </table:table-cell>
              <table:table-cell office:value-type="float" office:value="10869.29" calcext:value-type="float">
                <text:p>10.869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62627.83" calcext:value-type="currency">
                <text:p>62.627,83 €</text:p>
              </table:table-cell>
              <table:table-cell office:value-type="float" office:value="51758.54" calcext:value-type="float">
                <text:p>51.758,54</text:p>
              </table:table-cell>
              <table:table-cell office:value-type="float" office:value="10869.29" calcext:value-type="float">
                <text:p>10.869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8397.61" calcext:value-type="currency">
                <text:p>8.397,61 €</text:p>
              </table:table-cell>
              <table:table-cell office:value-type="float" office:value="6940.17" calcext:value-type="float">
                <text:p>6.940,17</text:p>
              </table:table-cell>
              <table:table-cell office:value-type="float" office:value="1457.44" calcext:value-type="float">
                <text:p>1.457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8399.42" calcext:value-type="currency">
                <text:p>8.399,42 €</text:p>
              </table:table-cell>
              <table:table-cell office:value-type="float" office:value="6941.67" calcext:value-type="float">
                <text:p>6.941,67</text:p>
              </table:table-cell>
              <table:table-cell office:value-type="float" office:value="1457.75" calcext:value-type="float">
                <text:p>1.457,7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8397.61" calcext:value-type="currency">
                <text:p>8.397,61 €</text:p>
              </table:table-cell>
              <table:table-cell office:value-type="float" office:value="6940.17" calcext:value-type="float">
                <text:p>6.940,17</text:p>
              </table:table-cell>
              <table:table-cell office:value-type="float" office:value="1457.44" calcext:value-type="float">
                <text:p>1.457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8399.42" calcext:value-type="currency">
                <text:p>8.399,42 €</text:p>
              </table:table-cell>
              <table:table-cell office:value-type="float" office:value="6941.67" calcext:value-type="float">
                <text:p>6.941,67</text:p>
              </table:table-cell>
              <table:table-cell office:value-type="float" office:value="1457.75" calcext:value-type="float">
                <text:p>1.457,7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8397.61" calcext:value-type="currency">
                <text:p>8.397,61 €</text:p>
              </table:table-cell>
              <table:table-cell office:value-type="float" office:value="6940.17" calcext:value-type="float">
                <text:p>6.940,17</text:p>
              </table:table-cell>
              <table:table-cell office:value-type="float" office:value="1457.44" calcext:value-type="float">
                <text:p>1.457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8399.42" calcext:value-type="currency">
                <text:p>8.399,42 €</text:p>
              </table:table-cell>
              <table:table-cell office:value-type="float" office:value="6941.67" calcext:value-type="float">
                <text:p>6.941,67</text:p>
              </table:table-cell>
              <table:table-cell office:value-type="float" office:value="1457.75" calcext:value-type="float">
                <text:p>1.457,7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148310.62" calcext:value-type="currency">
                <text:p>148.310,62 €</text:p>
              </table:table-cell>
              <table:table-cell office:value-type="float" office:value="122570.76" calcext:value-type="float">
                <text:p>122.570,76</text:p>
              </table:table-cell>
              <table:table-cell office:value-type="float" office:value="25739.86" calcext:value-type="float">
                <text:p>25.739,8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148310.62" calcext:value-type="currency">
                <text:p>148.310,62 €</text:p>
              </table:table-cell>
              <table:table-cell office:value-type="float" office:value="122570.76" calcext:value-type="float">
                <text:p>122.570,76</text:p>
              </table:table-cell>
              <table:table-cell office:value-type="float" office:value="25739.86" calcext:value-type="float">
                <text:p>25.739,8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148310.62" calcext:value-type="currency">
                <text:p>148.310,62 €</text:p>
              </table:table-cell>
              <table:table-cell office:value-type="float" office:value="122570.76" calcext:value-type="float">
                <text:p>122.570,76</text:p>
              </table:table-cell>
              <table:table-cell office:value-type="float" office:value="25739.86" calcext:value-type="float">
                <text:p>25.739,8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69755.29" calcext:value-type="currency">
                <text:p>69.755,29 €</text:p>
              </table:table-cell>
              <table:table-cell office:value-type="float" office:value="57649" calcext:value-type="float">
                <text:p>57.649,00</text:p>
              </table:table-cell>
              <table:table-cell office:value-type="float" office:value="12106.29" calcext:value-type="float">
                <text:p>12.106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69756.5" calcext:value-type="currency">
                <text:p>69.756,50 €</text:p>
              </table:table-cell>
              <table:table-cell office:value-type="float" office:value="57650" calcext:value-type="float">
                <text:p>57.650,00</text:p>
              </table:table-cell>
              <table:table-cell office:value-type="float" office:value="12106.5" calcext:value-type="float">
                <text:p>12.106,5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69755.29" calcext:value-type="currency">
                <text:p>69.755,29 €</text:p>
              </table:table-cell>
              <table:table-cell office:value-type="float" office:value="57649" calcext:value-type="float">
                <text:p>57.649,00</text:p>
              </table:table-cell>
              <table:table-cell office:value-type="float" office:value="12106.29" calcext:value-type="float">
                <text:p>12.106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69756.5" calcext:value-type="currency">
                <text:p>69.756,50 €</text:p>
              </table:table-cell>
              <table:table-cell office:value-type="float" office:value="57650" calcext:value-type="float">
                <text:p>57.650,00</text:p>
              </table:table-cell>
              <table:table-cell office:value-type="float" office:value="12106.5" calcext:value-type="float">
                <text:p>12.106,5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69755.29" calcext:value-type="currency">
                <text:p>69.755,29 €</text:p>
              </table:table-cell>
              <table:table-cell office:value-type="float" office:value="57649" calcext:value-type="float">
                <text:p>57.649,00</text:p>
              </table:table-cell>
              <table:table-cell office:value-type="float" office:value="12106.29" calcext:value-type="float">
                <text:p>12.106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69756.5" calcext:value-type="currency">
                <text:p>69.756,50 €</text:p>
              </table:table-cell>
              <table:table-cell office:value-type="float" office:value="57650" calcext:value-type="float">
                <text:p>57.650,00</text:p>
              </table:table-cell>
              <table:table-cell office:value-type="float" office:value="12106.5" calcext:value-type="float">
                <text:p>12.106,5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38250.86" calcext:value-type="currency">
                <text:p>38.250,86 €</text:p>
              </table:table-cell>
              <table:table-cell office:value-type="float" office:value="31612.28" calcext:value-type="float">
                <text:p>31.612,28</text:p>
              </table:table-cell>
              <table:table-cell office:value-type="float" office:value="6638.58" calcext:value-type="float">
                <text:p>6.638,5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38250.86" calcext:value-type="currency">
                <text:p>38.250,86 €</text:p>
              </table:table-cell>
              <table:table-cell office:value-type="float" office:value="31612.28" calcext:value-type="float">
                <text:p>31.612,28</text:p>
              </table:table-cell>
              <table:table-cell office:value-type="float" office:value="6638.58" calcext:value-type="float">
                <text:p>6.638,5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38250.86" calcext:value-type="currency">
                <text:p>38.250,86 €</text:p>
              </table:table-cell>
              <table:table-cell office:value-type="float" office:value="31612.28" calcext:value-type="float">
                <text:p>31.612,28</text:p>
              </table:table-cell>
              <table:table-cell office:value-type="float" office:value="6638.58" calcext:value-type="float">
                <text:p>6.638,5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27845.45" calcext:value-type="currency">
                <text:p>27.845,45 €</text:p>
              </table:table-cell>
              <table:table-cell office:value-type="float" office:value="23012.77" calcext:value-type="float">
                <text:p>23.012,77</text:p>
              </table:table-cell>
              <table:table-cell office:value-type="float" office:value="4832.68" calcext:value-type="float">
                <text:p>4.832,6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27845.45" calcext:value-type="currency">
                <text:p>27.845,45 €</text:p>
              </table:table-cell>
              <table:table-cell office:value-type="float" office:value="23012.77" calcext:value-type="float">
                <text:p>23.012,77</text:p>
              </table:table-cell>
              <table:table-cell office:value-type="float" office:value="4832.68" calcext:value-type="float">
                <text:p>4.832,6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27845.45" calcext:value-type="currency">
                <text:p>27.845,45 €</text:p>
              </table:table-cell>
              <table:table-cell office:value-type="float" office:value="23012.77" calcext:value-type="float">
                <text:p>23.012,77</text:p>
              </table:table-cell>
              <table:table-cell office:value-type="float" office:value="4832.68" calcext:value-type="float">
                <text:p>4.832,68</text:p>
              </table:table-cell>
              <table:table-cell table:number-columns-repeated="46"/>
            </table:table-row>
          </table:table-row-group>
        </table:table-row-group>
        <table:table-row table:style-name="ro1">
          <table:table-cell office:value-type="string" calcext:value-type="string">
            <text:p>2019 Sum</text:p>
          </table:table-cell>
          <table:table-cell/>
          <table:table-cell table:formula="of:=SUBTOTAL(9;[.$C$236:.$C$301])" office:value-type="currency" office:currency="EUR" office:value="3114861.36" calcext:value-type="currency">
            <text:p>3.114.861,36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rand Sum</text:p>
          </table:table-cell>
          <table:table-cell/>
          <table:table-cell table:formula="of:=SUBTOTAL(9;[.$C$2:.$C$301])" office:value-type="currency" office:currency="EUR" office:value="17758037.62" calcext:value-type="currency">
            <text:p>17.758.037,62 €</text:p>
          </table:table-cell>
          <table:table-cell table:number-columns-repeated="48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20" office:value-type="currency" office:currency="EUR" office:value="17758037.62" calcext:value-type="currency">
            <text:p>17.758.037,62 €</text:p>
          </table:table-cell>
          <table:table-cell/>
        </table:table-row>
        <table:table-row table:style-name="ro2" table:number-rows-repeated="5">
          <table:table-cell table:number-columns-repeated="2"/>
        </table:table-row>
        <table:table-row table:style-name="ro4">
          <table:table-cell table:style-name="ce21" office:value-type="currency" office:currency="EUR" office:value="4056928.27" calcext:value-type="currency">
            <text:p>4.056.928,27 €</text:p>
          </table:table-cell>
          <table:table-cell table:style-name="ce23" table:formula="of:=[.A7]/80000" office:value-type="currency" office:currency="EUR" office:value="50.711603375" calcext:value-type="currency">
            <text:p>50,71 €</text:p>
          </table:table-cell>
        </table:table-row>
        <table:table-row table:style-name="ro4">
          <table:table-cell table:style-name="ce21" office:value-type="currency" office:currency="EUR" office:value="5368538.82" calcext:value-type="currency">
            <text:p>5.368.538,82 €</text:p>
          </table:table-cell>
          <table:table-cell table:style-name="ce23" table:formula="of:=[.A8]/80000" office:value-type="currency" office:currency="EUR" office:value="67.10673525" calcext:value-type="currency">
            <text:p>67,11 €</text:p>
          </table:table-cell>
        </table:table-row>
        <table:table-row table:style-name="ro2" table:number-rows-repeated="8"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21" office:value-type="currency" office:currency="EUR" office:value="2497195.52" calcext:value-type="currency">
            <text:p>2.497.195,52 €</text:p>
          </table:table-cell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21" office:value-type="currency" office:currency="EUR" office:value="2720513.65" calcext:value-type="currency">
            <text:p>2.720.513,65 €</text:p>
          </table:table-cell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21" office:value-type="currency" office:currency="EUR" office:value="4056928.27" calcext:value-type="currency">
            <text:p>4.056.928,27 €</text:p>
          </table:table-cell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21" office:value-type="currency" office:currency="EUR" office:value="5368538.82" calcext:value-type="currency">
            <text:p>5.368.538,82 €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21" office:value-type="currency" office:currency="EUR" office:value="3114861.36" calcext:value-type="currency">
            <text:p>3.114.861,36 €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3" table:formula="of:=SUM([.B17:.B21])" office:value-type="currency" office:currency="EUR" office:value="17758037.62" calcext:value-type="currency">
            <text:p>17.758.037,62 €</text:p>
          </table:table-cell>
        </table:table-row>
      </table:table>
      <table:named-expressions/>
      <table:database-ranges>
        <table:database-range table:name="__Anonymous_Sheet_DB__0" table:target-range-address="'Table 1'.A1:'Table 1'.E303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2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 New Roman" svg:font-family="'Times New Roman'"/>
    <style:font-face style:name="F" svg:font-family="" style:font-family-generic="roman"/>
    <style:font-face style:name="Calibri1" svg:font-family="Calibri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3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43">
      <number:text-content/>
      <style:map style:condition="value()&lt;=1.79769313486232E+308" style:apply-style-name="N143P0"/>
    </number:text-style>
    <number:number-style style:name="N144">
      <number:number number:decimal-places="0" loext:min-decimal-places="0" number:min-integer-digits="10"/>
    </number:number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2:36:15.790936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CM</meta:initial-creator>
    <meta:creation-date>2021-02-17T09:27:23</meta:creation-date>
    <dc:date>2021-02-17T16:59:10.623067425</dc:date>
    <meta:generator>LibreOffice/6.4.6.2$Linux_X86_64 LibreOffice_project/40$Build-2</meta:generator>
    <dc:creator>belay </dc:creator>
    <meta:editing-duration>PT4H30M24S</meta:editing-duration>
    <meta:editing-cycles>6</meta:editing-cycles>
    <meta:document-statistic meta:table-count="2" meta:cell-count="151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